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SansProular" svg:font-family="SourceSansProular" style:font-pitch="variable"/>
    <style:font-face style:name="SourceSansProular1" svg:font-family="SourceSansProular"/>
    <style:font-face style:name="Ubuntuular" svg:font-family="Ubuntuular" style:font-pitch="variable"/>
    <style:font-face style:name="Ubuntuular1" svg:font-family="Ubuntuular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31cm" fo:min-width="9.68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9c9c9c"/>
    </style:style>
    <style:style style:name="gr3" style:family="graphic" style:parent-style-name="standard">
      <style:graphic-properties draw:stroke="none" draw:fill="solid" draw:fill-color="#5055a1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cm" fo:min-width="0.90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4.66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30pt" style:font-size-asian="30pt" style:font-size-complex="30pt"/>
    </style:style>
    <style:style style:name="P3" style:family="paragraph">
      <loext:graphic-properties draw:fill="solid" draw:fill-color="#9c9c9c"/>
    </style:style>
    <style:style style:name="P4" style:family="paragraph">
      <loext:graphic-properties draw:fill="solid" draw:fill-color="#5055a1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1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fo:color="#1a1a18" loext:opacity="100%" style:font-name="Ubuntuular1" fo:font-size="30pt" style:font-size-asian="30pt" style:font-name-complex="Ubuntuular1" style:font-size-complex="30pt"/>
    </style:style>
    <style:style style:name="T2" style:family="text">
      <style:text-properties fo:color="#5055a2" loext:opacity="100%" style:font-name="Ubuntuular1" fo:font-size="18pt" style:font-size-asian="18pt" style:font-name-complex="Ubuntuular1" style:font-size-complex="18pt"/>
    </style:style>
    <style:style style:name="T3" style:family="text">
      <style:text-properties fo:color="#1a1a18" loext:opacity="100%" style:font-name="SourceSansProular1" fo:font-size="11pt" style:font-size-asian="11pt" style:font-name-complex="SourceSansProular1" style:font-size-complex="11pt"/>
    </style:style>
    <style:style style:name="T4" style:family="text">
      <style:text-properties fo:color="#4d4d4d" loext:opacity="100%" style:font-name="SourceSansProular1" fo:font-size="8pt" style:font-size-asian="8pt" style:font-name-complex="SourceSansProular1" style:font-size-complex="8pt"/>
    </style:style>
    <style:style style:name="T5" style:family="text">
      <style:text-properties fo:color="#5055a1" loext:opacity="100%" style:font-name="SourceSansProular1" fo:font-size="8pt" style:font-size-asian="8pt" style:font-name-complex="SourceSansProular1" style:font-size-complex="8pt"/>
    </style:style>
    <style:style style:name="T6" style:family="text">
      <style:text-properties fo:color="#4d4d4d" loext:opacity="100%" style:font-name="SourceSansProular1" fo:font-size="10pt" style:font-size-asian="10pt" style:font-name-complex="SourceSansProular1" style:font-size-complex="10pt"/>
    </style:style>
    <style:style style:name="T7" style:family="text">
      <style:text-properties fo:color="#000000" loext:opacity="100%" style:font-name="SourceSansProular1" fo:font-size="8pt" style:font-size-asian="8pt" style:font-name-complex="SourceSansProular1" style:font-size-complex="8pt"/>
    </style:style>
    <style:style style:name="T8" style:family="text">
      <style:text-properties fo:color="#1a1a18" loext:opacity="100%" style:font-name="SourceSansProular1" fo:font-size="12pt" style:font-size-asian="12pt" style:font-name-complex="SourceSansProular1" style:font-size-complex="12pt"/>
    </style:style>
    <style:style style:name="T9" style:family="text">
      <style:text-properties fo:color="#5055a2" loext:opacity="100%" style:font-name="Arial" fo:font-size="8.10000038146973pt" style:font-size-asian="8.10000038146973pt" style:font-name-complex="Arial" style:font-size-complex="8.10000038146973pt"/>
    </style:style>
    <style:style style:name="T10" style:family="text">
      <style:text-properties fo:color="#100e0a" loext:opacity="100%" style:font-name="SourceSansProular1" fo:font-size="8pt" style:font-size-asian="8pt" style:font-name-complex="SourceSansProular1" style:font-size-complex="8pt"/>
    </style:style>
    <style:style style:name="T11" style:family="text">
      <style:text-properties fo:color="#1a1a18" loext:opacity="100%" style:font-name="SourceSansProular1" fo:font-size="8pt" style:font-size-asian="8pt" style:font-name-complex="SourceSansProular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685cm" svg:height="1.233cm" svg:x="2.75cm" svg:y="0.75cm">
          <draw:text-box>
            <text:p text:style-name="P1"><text:span text:style-name="T1">ARAVIND ADDULA</text:span></text:p>
          </draw:text-box>
        </draw:frame>
        <draw:polygon draw:style-name="gr2" draw:text-style-name="P3" draw:layer="layout" svg:width="9.039cm" svg:height="0.025cm" svg:x="2.967cm" svg:y="4.255cm" svg:viewBox="0 0 9040 26" draw:points="0,26 9040,26 9040,0 0,0">
          <text:p/>
        </draw:polygon>
        <draw:path draw:style-name="gr3" draw:text-style-name="P4" draw:layer="layout" svg:width="1.909cm" svg:height="11.847cm" svg:x="0.035cm" svg:y="0.023cm" svg:viewBox="0 0 1910 11848" svg:d="M0 10972v-10972h1910v11848c-178-78-360-164-546-258-474-240-929-445-1364-618z">
          <text:p/>
        </draw:path>
        <draw:polygon draw:style-name="gr3" draw:text-style-name="P4" draw:layer="layout" svg:width="0cm" svg:height="18.722cm" svg:x="0.035cm" svg:y="10.516cm" svg:viewBox="0 0 0 18723" draw:points="0,18723 0,0">
          <text:p/>
        </draw:polygon>
        <draw:path draw:style-name="gr3" draw:text-style-name="P4" draw:layer="layout" svg:width="1.909cm" svg:height="13.063cm" svg:x="0.035cm" svg:y="10.516cm" svg:viewBox="0 0 1910 13064" svg:d="M0 13064v-13064c435 165 890 361 1364 591 186 90 368 172 546 247v11296c-724 259-1359 580-1910 930z">
          <text:p/>
        </draw:path>
        <draw:polygon draw:style-name="gr3" draw:text-style-name="P4" draw:layer="layout" svg:width="0.998cm" svg:height="1.167cm" svg:x="1.562cm" svg:y="0.779cm" svg:viewBox="0 0 999 1168" draw:points="0,0 999,583 0,1168">
          <text:p/>
        </draw:polygon>
        <draw:path draw:style-name="gr3" draw:text-style-name="P4" draw:layer="layout" svg:width="1.909cm" svg:height="7.132cm" svg:x="0.035cm" svg:y="22.591cm" svg:viewBox="0 0 1910 7133" svg:d="M1910 7133h-1910v-488-5708c552-353 1186-677 1910-937z">
          <text:p/>
        </draw:path>
        <draw:frame draw:style-name="gr4" draw:text-style-name="P5" draw:layer="layout" svg:width="5.247cm" svg:height="0.738cm" svg:x="12.889cm" svg:y="18.337cm">
          <draw:text-box>
            <text:p text:style-name="P1"><text:span text:style-name="T2">CERTIFICATIONS</text:span></text:p>
          </draw:text-box>
        </draw:frame>
        <draw:frame draw:style-name="gr5" draw:text-style-name="P6" draw:layer="layout" svg:width="7.829cm" svg:height="0.454cm" svg:x="12.902cm" svg:y="19.22cm">
          <draw:text-box>
            <text:p text:style-name="P1"><text:span text:style-name="T3">Front-End Web Development with React</text:span></text:p>
          </draw:text-box>
        </draw:frame>
        <draw:frame draw:style-name="gr6" draw:text-style-name="P7" draw:layer="layout" svg:width="1.2cm" svg:height="0.331cm" svg:x="12.911cm" svg:y="20.035cm">
          <draw:text-box>
            <text:p text:style-name="P1"><text:span text:style-name="T4">Ongoing</text:span></text:p>
          </draw:text-box>
        </draw:frame>
        <draw:frame draw:style-name="gr6" draw:text-style-name="P7" draw:layer="layout" svg:width="1.285cm" svg:height="0.331cm" svg:x="12.914cm" svg:y="19.714cm">
          <draw:text-box>
            <text:p text:style-name="P1"><text:span text:style-name="T5">Coursera</text:span></text:p>
          </draw:text-box>
        </draw:frame>
        <draw:frame draw:style-name="gr5" draw:text-style-name="P6" draw:layer="layout" svg:width="8.177cm" svg:height="0.454cm" svg:x="12.902cm" svg:y="21.554cm">
          <draw:text-box>
            <text:p text:style-name="P1"><text:span text:style-name="T3">Front-End Web UI Frameworks and Tools: </text:span></text:p>
          </draw:text-box>
        </draw:frame>
        <draw:frame draw:style-name="gr6" draw:text-style-name="P7" draw:layer="layout" svg:width="2.39cm" svg:height="0.331cm" svg:x="12.911cm" svg:y="22.694cm">
          <draw:text-box>
            <text:p text:style-name="P1"><text:span text:style-name="T4">September 2020</text:span></text:p>
          </draw:text-box>
        </draw:frame>
        <draw:frame draw:style-name="gr6" draw:text-style-name="P7" draw:layer="layout" svg:width="1.285cm" svg:height="0.331cm" svg:x="12.914cm" svg:y="22.373cm">
          <draw:text-box>
            <text:p text:style-name="P1"><text:span text:style-name="T5">Coursera</text:span></text:p>
          </draw:text-box>
        </draw:frame>
        <draw:frame draw:style-name="gr6" draw:text-style-name="P7" draw:layer="layout" svg:width="3.27cm" svg:height="0.331cm" svg:x="12.925cm" svg:y="23.001cm">
          <draw:text-box>
            <text:p text:style-name="P1"><text:span text:style-name="T4">Grade Achieved: 100%</text:span></text:p>
          </draw:text-box>
        </draw:frame>
        <draw:frame draw:style-name="gr5" draw:text-style-name="P6" draw:layer="layout" svg:width="5.019cm" svg:height="0.454cm" svg:x="12.902cm" svg:y="21.924cm">
          <draw:text-box>
            <text:p text:style-name="P1"><text:span text:style-name="T3">Bootstrap 4 (with Honors)</text:span></text:p>
          </draw:text-box>
        </draw:frame>
        <draw:frame draw:style-name="gr5" draw:text-style-name="P6" draw:layer="layout" svg:width="9.159cm" svg:height="0.454cm" svg:x="12.902cm" svg:y="23.382cm">
          <draw:text-box>
            <text:p text:style-name="P1"><text:span text:style-name="T3">Introduction to Augmented Reality and ARCore</text:span></text:p>
          </draw:text-box>
        </draw:frame>
        <draw:frame draw:style-name="gr6" draw:text-style-name="P7" draw:layer="layout" svg:width="1.285cm" svg:height="0.331cm" svg:x="12.914cm" svg:y="23.876cm">
          <draw:text-box>
            <text:p text:style-name="P1"><text:span text:style-name="T5">Coursera</text:span></text:p>
          </draw:text-box>
        </draw:frame>
        <draw:frame draw:style-name="gr5" draw:text-style-name="P6" draw:layer="layout" svg:width="7.817cm" svg:height="0.454cm" svg:x="12.902cm" svg:y="20.405cm">
          <draw:text-box>
            <text:p text:style-name="P1"><text:span text:style-name="T3">Excel Skills for Business: Intermediate 1</text:span></text:p>
          </draw:text-box>
        </draw:frame>
        <draw:frame draw:style-name="gr6" draw:text-style-name="P7" draw:layer="layout" svg:width="1.2cm" svg:height="0.331cm" svg:x="12.922cm" svg:y="21.22cm">
          <draw:text-box>
            <text:p text:style-name="P1"><text:span text:style-name="T4">Ongoing</text:span></text:p>
          </draw:text-box>
        </draw:frame>
        <draw:frame draw:style-name="gr6" draw:text-style-name="P7" draw:layer="layout" svg:width="1.285cm" svg:height="0.331cm" svg:x="12.922cm" svg:y="20.899cm">
          <draw:text-box>
            <text:p text:style-name="P1"><text:span text:style-name="T5">Coursera</text:span></text:p>
          </draw:text-box>
        </draw:frame>
        <draw:path draw:style-name="gr3" draw:text-style-name="P4" draw:layer="layout" svg:width="0.359cm" svg:height="0.35cm" svg:x="2.967cm" svg:y="3.683cm" svg:viewBox="0 0 360 351" svg:d="M121 282c0 2-2 3-4 3s-4-1-4-3c0-1 2-2 4-2 2-1 4 1 4 2zM98 279c0 1 1 3 4 4 1 0 4 0 4-2 0-1-1-3-3-4-2 0-4 1-5 2zM130 278c-2 0-3 2-3 3 0 2 2 3 4 2 2 0 4-2 4-3-1-2-2-2-5-2zM178 0c-100 0-178 77-178 177 0 80 50 149 124 174 9 2 12-4 12-9 0-4 0-30 0-45 0 0-51 11-62-22 0 0-9-21-21-26 0 0-16-11 2-11 0 0 18 1 29 18 15 28 42 20 52 16 2-12 7-20 12-25-41-4-82-10-82-80 0-20 5-30 18-42-2-5-9-25 2-50 15-4 50 20 50 20 14-4 30-6 45-6s31 2 45 6c0 0 35-24 50-20 10 26 4 45 2 50 12 12 19 22 19 42 0 70-43 76-83 80 6 6 12 17 12 34 0 24 0 55 0 61 0 5 3 11 12 9 73-25 122-94 122-174 0-100-82-177-182-177zM70 250c-1 1 0 2 1 4 1 1 3 1 4 1 0-1 0-3-1-4s-3-2-4-1zM62 244c0 1 1 2 2 3s3 1 3 0c1-1 0-3-1-3-2-1-3-1-4 0zM87 270c-1 1-1 3 1 4 1 2 4 2 5 1 0-1 0-3-1-4-2-2-4-2-5-1zM79 259c-2 1-2 3 0 5 1 1 3 2 4 1s1-3 0-4c-1-2-3-3-4-2z">
          <text:p/>
        </draw:path>
        <draw:path draw:style-name="gr3" draw:text-style-name="P4" draw:layer="layout" svg:width="0.219cm" svg:height="0.35cm" svg:x="3.037cm" svg:y="2.818cm" svg:viewBox="0 0 220 351" svg:d="M187 0h-154c-18 0-33 15-33 33v286c0 18 15 32 33 32h154c18 0 33-14 33-32v-286c0-18-15-33-33-33zM109 329c-12 0-21-9-21-21 0-13 9-22 21-22s23 9 23 22c0 12-11 21-23 21zM187 256c0 4-4 8-8 8h-138c-4 0-8-4-8-8v-215c0-4 4-8 8-8h138c4 0 8 4 8 8z">
          <text:p/>
        </draw:path>
        <draw:path draw:style-name="gr3" draw:text-style-name="P4" draw:layer="layout" svg:width="0.467cm" svg:height="0.35cm" svg:x="2.913cm" svg:y="2.386cm" svg:viewBox="0 0 468 351" svg:d="M459 115c3-2 9 0 9 5v187c0 24-20 44-44 44h-380c-24 0-44-20-44-44v-187c0-5 5-7 9-5 20 16 47 36 141 104 20 15 52 45 84 44 33 1 66-30 85-44 92-68 119-88 140-104zM234 234c22 0 52-28 67-39 121-87 130-95 158-117 6-4 9-10 9-17v-17c0-25-20-44-44-44h-380c-24 0-44 19-44 44v17c0 7 3 13 8 17 28 22 38 30 159 117 16 11 46 39 67 39z">
          <text:p/>
        </draw:path>
        <draw:frame draw:style-name="gr7" draw:text-style-name="P8" draw:layer="layout" svg:width="3.63cm" svg:height="0.412cm" svg:x="2.881cm" svg:y="1.852cm">
          <draw:text-box>
            <text:p text:style-name="P1"><text:span text:style-name="T6">Full Stack Developer</text:span></text:p>
          </draw:text-box>
        </draw:frame>
        <draw:frame draw:style-name="gr6" draw:text-style-name="P7" draw:layer="layout" svg:width="3.816cm" svg:height="0.331cm" svg:x="3.522cm" svg:y="2.397cm">
          <draw:text-box>
            <text:p text:style-name="P1"><text:span text:style-name="T7">aravindaddula@gmail.com</text:span></text:p>
          </draw:text-box>
        </draw:frame>
        <draw:frame draw:style-name="gr6" draw:text-style-name="P7" draw:layer="layout" svg:width="2.512cm" svg:height="0.331cm" svg:x="3.522cm" svg:y="2.83cm">
          <draw:text-box>
            <text:p text:style-name="P1"><text:span text:style-name="T7">+91 7730061615</text:span></text:p>
          </draw:text-box>
        </draw:frame>
        <draw:frame draw:style-name="gr6" draw:text-style-name="P7" draw:layer="layout" svg:width="6.119cm" svg:height="0.661cm" svg:x="3.522cm" svg:y="3.262cm">
          <draw:text-box>
            <text:p text:style-name="P1"><text:span text:style-name="T7"><text:a xlink:href="https://www.linkedin.com/in/aravindaddula" xlink:type="simple">https://www.linkedin.com/in/aravindaddula</text:a></text:span></text:p>
            <text:p text:style-name="P1"><text:span text:style-name="T7"/></text:p>
          </draw:text-box>
        </draw:frame>
        <draw:path draw:style-name="gr3" draw:text-style-name="P4" draw:layer="layout" svg:width="0.35cm" svg:height="0.35cm" svg:x="2.971cm" svg:y="3.251cm" svg:viewBox="0 0 351 351" svg:d="M326 0h-300c-13 0-26 11-26 25v301c0 14 13 25 26 25h300c14 0 25-11 25-25v-301c0-14-11-25-25-25zM107 301h-52v-167h52zM81 111c-16 0-30-13-30-30 0-18 14-31 30-31 17 0 30 13 30 31 0 17-13 30-30 30zM302 301h-52v-81c0-20-1-45-27-45-27 0-31 21-31 43v83h-52v-167h50v23c7-13 24-27 49-27 53 0 63 34 63 79z">
          <text:p/>
        </draw:path>
        <draw:frame draw:style-name="gr6" draw:text-style-name="P7" draw:layer="layout" svg:width="4.769cm" svg:height="0.331cm" svg:x="3.522cm" svg:y="3.695cm">
          <draw:text-box>
            <text:p text:style-name="P1"><text:span text:style-name="T7">https://github.com/aravindaddula</text:span></text:p>
          </draw:text-box>
        </draw:frame>
        <draw:frame draw:style-name="gr4" draw:text-style-name="P5" draw:layer="layout" svg:width="3.791cm" svg:height="0.738cm" svg:x="2.814cm" svg:y="4.613cm">
          <draw:text-box>
            <text:p text:style-name="P1"><text:span text:style-name="T2">EDUCATION</text:span></text:p>
          </draw:text-box>
        </draw:frame>
        <draw:frame draw:style-name="gr8" draw:text-style-name="P9" draw:layer="layout" svg:width="4.98cm" svg:height="0.497cm" svg:x="2.826cm" svg:y="5.463cm">
          <draw:text-box>
            <text:p text:style-name="P1"><text:span text:style-name="T8">Bachelor of Technology</text:span></text:p>
          </draw:text-box>
        </draw:frame>
        <draw:frame draw:style-name="gr6" draw:text-style-name="P7" draw:layer="layout" svg:width="5.014cm" svg:height="0.331cm" svg:x="2.839cm" svg:y="6.31cm">
          <draw:text-box>
            <text:p text:style-name="P1"><text:span text:style-name="T4">Computer Science and Engineering</text:span></text:p>
          </draw:text-box>
        </draw:frame>
        <draw:frame draw:style-name="gr9" draw:text-style-name="P10" draw:layer="layout" svg:width="3.101cm" svg:height="0.323cm" svg:x="9.106cm" svg:y="5.565cm">
          <draw:text-box>
            <text:p text:style-name="P1"><text:span text:style-name="T9">July '17 - September '21</text:span></text:p>
          </draw:text-box>
        </draw:frame>
        <draw:frame draw:style-name="gr6" draw:text-style-name="P7" draw:layer="layout" svg:width="8.426cm" svg:height="0.331cm" svg:x="2.839cm" svg:y="5.99cm">
          <draw:text-box>
            <text:p text:style-name="P1"><text:span text:style-name="T10">Jawaharlal Nehru Technological University, Andhra Pradesh</text:span></text:p>
          </draw:text-box>
        </draw:frame>
        <draw:frame draw:style-name="gr6" draw:text-style-name="P7" draw:layer="layout" svg:width="1.518cm" svg:height="0.331cm" svg:x="2.85cm" svg:y="6.617cm">
          <draw:text-box>
            <text:p text:style-name="P1"><text:span text:style-name="T4">CGPA - 7.6</text:span></text:p>
          </draw:text-box>
        </draw:frame>
        <draw:frame draw:style-name="gr8" draw:text-style-name="P9" draw:layer="layout" svg:width="2.737cm" svg:height="0.497cm" svg:x="2.826cm" svg:y="6.945cm">
          <draw:text-box>
            <text:p text:style-name="P1"><text:span text:style-name="T8">Intermediate</text:span></text:p>
          </draw:text-box>
        </draw:frame>
        <draw:frame draw:style-name="gr9" draw:text-style-name="P10" draw:layer="layout" svg:width="2.555cm" svg:height="0.323cm" svg:x="9.645cm" svg:y="7.005cm">
          <draw:text-box>
            <text:p text:style-name="P1"><text:span text:style-name="T9">April '14 - March '16</text:span></text:p>
          </draw:text-box>
        </draw:frame>
        <draw:frame draw:style-name="gr6" draw:text-style-name="P7" draw:layer="layout" svg:width="3.931cm" svg:height="0.331cm" svg:x="2.839cm" svg:y="7.471cm">
          <draw:text-box>
            <text:p text:style-name="P1"><text:span text:style-name="T10">Govt Jr College, Madakasira</text:span></text:p>
          </draw:text-box>
        </draw:frame>
        <draw:frame draw:style-name="gr10" draw:text-style-name="P11" draw:layer="layout" svg:width="0.908cm" svg:height="0.43cm" svg:x="2.85cm" svg:y="8cm">
          <draw:text-box>
            <text:p text:style-name="P1"><text:span text:style-name="T4">60 %</text:span></text:p>
          </draw:text-box>
        </draw:frame>
        <draw:frame draw:style-name="gr9" draw:text-style-name="P10" draw:layer="layout" svg:width="2.555cm" svg:height="0.323cm" svg:x="9.647cm" svg:y="8.462cm">
          <draw:text-box>
            <text:p text:style-name="P1"><text:span text:style-name="T9">April '13 - March '14</text:span></text:p>
          </draw:text-box>
        </draw:frame>
        <draw:frame draw:style-name="gr8" draw:text-style-name="P9" draw:layer="layout" svg:width="0.832cm" svg:height="0.497cm" svg:x="2.826cm" svg:y="8.424cm">
          <draw:text-box>
            <text:p text:style-name="P1"><text:span text:style-name="T8">SSC</text:span></text:p>
          </draw:text-box>
        </draw:frame>
        <draw:frame draw:style-name="gr6" draw:text-style-name="P7" draw:layer="layout" svg:width="1.683cm" svg:height="0.331cm" svg:x="2.839cm" svg:y="9.271cm">
          <draw:text-box>
            <text:p text:style-name="P1"><text:span text:style-name="T4">State Board</text:span></text:p>
          </draw:text-box>
        </draw:frame>
        <draw:frame draw:style-name="gr6" draw:text-style-name="P7" draw:layer="layout" svg:width="3.926cm" svg:height="0.331cm" svg:x="2.839cm" svg:y="8.951cm">
          <draw:text-box>
            <text:p text:style-name="P1"><text:span text:style-name="T10">ZP High School ,Mekalapalli</text:span></text:p>
          </draw:text-box>
        </draw:frame>
        <draw:frame draw:style-name="gr6" draw:text-style-name="P7" draw:layer="layout" svg:width="1.518cm" svg:height="0.331cm" svg:x="2.732cm" svg:y="9.669cm">
          <draw:text-box>
            <text:p text:style-name="P1"><text:span text:style-name="T4">CGPA - 8.5</text:span></text:p>
          </draw:text-box>
        </draw:frame>
        <draw:frame draw:style-name="gr4" draw:text-style-name="P5" draw:layer="layout" svg:width="3.147cm" svg:height="0.738cm" svg:x="2.814cm" svg:y="10.069cm">
          <draw:text-box>
            <text:p text:style-name="P1"><text:span text:style-name="T2">PROJECTS</text:span></text:p>
          </draw:text-box>
        </draw:frame>
        <draw:frame draw:style-name="gr8" draw:text-style-name="P9" draw:layer="layout" svg:width="2.381cm" svg:height="0.497cm" svg:x="2.826cm" svg:y="10.869cm">
          <draw:text-box>
            <text:p text:style-name="P1"><text:span text:style-name="T8">CONNECTX</text:span></text:p>
          </draw:text-box>
        </draw:frame>
        <draw:frame draw:style-name="gr6" draw:text-style-name="P7" draw:layer="layout" svg:width="2.165cm" svg:height="0.331cm" svg:x="2.839cm" svg:y="11.395cm">
          <draw:text-box>
            <text:p text:style-name="P1"><text:span text:style-name="T10">Sole Developer</text:span></text:p>
          </draw:text-box>
        </draw:frame>
        <draw:frame draw:style-name="gr11" draw:text-style-name="P11" draw:layer="layout" svg:width="14.662cm" svg:height="0.331cm" svg:x="2.838cm" svg:y="11.748cm">
          <draw:text-box>
            <text:p text:style-name="P1"><text:span text:style-name="T4">Hosted on Amazon EC2, Built with PHP &amp; MySQL at backend, <text:s/>HTML, CSS and </text:span></text:p>
          </draw:text-box>
        </draw:frame>
        <draw:frame draw:style-name="gr6" draw:text-style-name="P7" draw:layer="layout" svg:width="7.622cm" svg:height="0.331cm" svg:x="2.838cm" svg:y="12.103cm">
          <draw:text-box>
            <text:p text:style-name="P1"><text:span text:style-name="T4">Javascript at frontend and uses Apache as the server.</text:span></text:p>
          </draw:text-box>
        </draw:frame>
        <draw:frame draw:style-name="gr9" draw:text-style-name="P10" draw:layer="layout" svg:width="1.365cm" svg:height="0.323cm" svg:x="11cm" svg:y="10.927cm">
          <draw:text-box>
            <text:p text:style-name="P1"><text:span text:style-name="T9">August ‘20</text:span></text:p>
          </draw:text-box>
        </draw:frame>
        <draw:frame draw:style-name="gr8" draw:text-style-name="P9" draw:layer="layout" svg:width="4.46cm" svg:height="0.497cm" svg:x="2.826cm" svg:y="12.563cm">
          <draw:text-box>
            <text:p text:style-name="P1"><text:span text:style-name="T8">Email Marketing Tool</text:span></text:p>
          </draw:text-box>
        </draw:frame>
        <draw:frame draw:style-name="gr6" draw:text-style-name="P7" draw:layer="layout" svg:width="2.165cm" svg:height="0.331cm" svg:x="2.839cm" svg:y="13.084cm">
          <draw:text-box>
            <text:p text:style-name="P1"><text:span text:style-name="T10">Sole Developer</text:span></text:p>
          </draw:text-box>
        </draw:frame>
        <draw:frame draw:style-name="gr6" draw:text-style-name="P7" draw:layer="layout" svg:width="11.449cm" svg:height="0.331cm" svg:x="2.838cm" svg:y="13.442cm">
          <draw:text-box>
            <text:p text:style-name="P1"><text:span text:style-name="T4">Hosted on Amazon Lightsail. The project required the virtual server to be setup, </text:span></text:p>
          </draw:text-box>
        </draw:frame>
        <draw:frame draw:style-name="gr6" draw:text-style-name="P7" draw:layer="layout" svg:width="11.385cm" svg:height="0.331cm" svg:x="2.838cm" svg:y="13.796cm">
          <draw:text-box>
            <text:p text:style-name="P1"><text:span text:style-name="T4">and installation of the application on the server along with cron jobs and all the </text:span></text:p>
          </draw:text-box>
        </draw:frame>
        <draw:frame draw:style-name="gr6" draw:text-style-name="P7" draw:layer="layout" svg:width="2.25cm" svg:height="0.331cm" svg:x="2.838cm" svg:y="14.151cm">
          <draw:text-box>
            <text:p text:style-name="P1"><text:span text:style-name="T4">required tools. <text:s/></text:span></text:p>
          </draw:text-box>
        </draw:frame>
        <draw:frame draw:style-name="gr9" draw:text-style-name="P10" draw:layer="layout" svg:width="0.98cm" svg:height="0.323cm" svg:x="11.22cm" svg:y="12.667cm">
          <draw:text-box>
            <text:p text:style-name="P1"><text:span text:style-name="T9">July ‘20</text:span></text:p>
          </draw:text-box>
        </draw:frame>
        <draw:frame draw:style-name="gr8" draw:text-style-name="P9" draw:layer="layout" svg:width="2.766cm" svg:height="0.497cm" svg:x="2.826cm" svg:y="22.537cm">
          <draw:text-box>
            <text:p text:style-name="P1"><text:span text:style-name="T8">Weather App</text:span></text:p>
          </draw:text-box>
        </draw:frame>
        <draw:frame draw:style-name="gr6" draw:text-style-name="P7" draw:layer="layout" svg:width="2.614cm" svg:height="0.331cm" svg:x="2.839cm" svg:y="23.064cm">
          <draw:text-box>
            <text:p text:style-name="P1"><text:span text:style-name="T10">Node.js Developer</text:span></text:p>
          </draw:text-box>
        </draw:frame>
        <draw:frame draw:style-name="gr6" draw:text-style-name="P7" draw:layer="layout" svg:width="8.007cm" svg:height="0.331cm" svg:x="2.838cm" svg:y="23.771cm">
          <draw:text-box>
            <text:p text:style-name="P1"><text:span text:style-name="T4">and Javascript at frontend and uses Nginx as the server.</text:span></text:p>
          </draw:text-box>
        </draw:frame>
        <draw:frame draw:style-name="gr9" draw:text-style-name="P10" draw:layer="layout" svg:width="1.708cm" svg:height="0.323cm" svg:x="10.583cm" svg:y="22.638cm">
          <draw:text-box>
            <text:p text:style-name="P1"><text:span text:style-name="T9">February ‘20 </text:span></text:p>
          </draw:text-box>
        </draw:frame>
        <draw:frame draw:style-name="gr4" draw:text-style-name="P5" draw:layer="layout" svg:width="3.49cm" svg:height="0.738cm" svg:x="12.852cm" svg:y="4.676cm">
          <draw:text-box>
            <text:p text:style-name="P1"><text:span text:style-name="T2">INTERESTS</text:span></text:p>
          </draw:text-box>
        </draw:frame>
        <draw:frame draw:style-name="gr6" draw:text-style-name="P7" draw:layer="layout" svg:width="0.658cm" svg:height="0.331cm" svg:x="12.898cm" svg:y="5.596cm">
          <draw:text-box>
            <text:p text:style-name="P1"><text:span text:style-name="T11">AWS</text:span></text:p>
          </draw:text-box>
        </draw:frame>
        <draw:frame draw:style-name="gr6" draw:text-style-name="P7" draw:layer="layout" svg:width="0.565cm" svg:height="0.331cm" svg:x="12.901cm" svg:y="6.07cm">
          <draw:text-box>
            <text:p text:style-name="P1"><text:span text:style-name="T11">SQL</text:span></text:p>
          </draw:text-box>
        </draw:frame>
        <draw:frame draw:style-name="gr6" draw:text-style-name="P7" draw:layer="layout" svg:width="0.764cm" svg:height="0.331cm" svg:x="12.892cm" svg:y="6.59cm">
          <draw:text-box>
            <text:p text:style-name="P1"><text:span text:style-name="T11">Linux</text:span></text:p>
          </draw:text-box>
        </draw:frame>
        <draw:frame draw:style-name="gr6" draw:text-style-name="P7" draw:layer="layout" svg:width="1.399cm" svg:height="0.331cm" svg:x="12.892cm" svg:y="8.049cm">
          <draw:text-box>
            <text:p text:style-name="P1"><text:span text:style-name="T11">Javascript</text:span></text:p>
          </draw:text-box>
        </draw:frame>
        <draw:frame draw:style-name="gr6" draw:text-style-name="P7" draw:layer="layout" svg:width="2.779cm" svg:height="0.331cm" svg:x="12.892cm" svg:y="8.568cm">
          <draw:text-box>
            <text:p text:style-name="P1"><text:span text:style-name="T11">Git, Version Control</text:span></text:p>
          </draw:text-box>
        </draw:frame>
        <draw:frame draw:style-name="gr6" draw:text-style-name="P7" draw:layer="layout" svg:width="1.187cm" svg:height="0.331cm" svg:x="16.305cm" svg:y="5.596cm">
          <draw:text-box>
            <text:p text:style-name="P1"><text:span text:style-name="T11">AWS CLI</text:span></text:p>
          </draw:text-box>
        </draw:frame>
        <draw:frame draw:style-name="gr6" draw:text-style-name="P7" draw:layer="layout" svg:width="0.95cm" svg:height="0.331cm" svg:x="16.308cm" svg:y="6.07cm">
          <draw:text-box>
            <text:p text:style-name="P1"><text:span text:style-name="T11">NoSQL</text:span></text:p>
          </draw:text-box>
        </draw:frame>
        <draw:frame draw:style-name="gr6" draw:text-style-name="P7" draw:layer="layout" svg:width="1.894cm" svg:height="0.331cm" svg:x="16.25cm" svg:y="6.75cm">
          <draw:text-box>
            <text:p text:style-name="P1"><text:span text:style-name="T11">Github/Gitlab</text:span></text:p>
          </draw:text-box>
        </draw:frame>
        <draw:frame draw:style-name="gr6" draw:text-style-name="P7" draw:layer="layout" svg:width="3.029cm" svg:height="0.331cm" svg:x="12.971cm" svg:y="7.25cm">
          <draw:text-box>
            <text:p text:style-name="P1"><text:span text:style-name="T11">Server Adminstr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SansProular" svg:font-family="SourceSansProular" style:font-pitch="variable"/>
    <style:font-face style:name="SourceSansProular1" svg:font-family="SourceSansProular"/>
    <style:font-face style:name="Ubuntuular" svg:font-family="Ubuntuular" style:font-pitch="variable"/>
    <style:font-face style:name="Ubuntuular1" svg:font-family="Ubuntuular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7cm" fo:page-height="29.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2-01T20:31:13.054133194</dc:date>
    <meta:editing-duration>PT46M21S</meta:editing-duration>
    <meta:editing-cycles>1</meta:editing-cycles>
    <meta:document-statistic meta:object-count="71"/>
    <meta:generator>LibreOffice/7.2.2.2$Linux_X86_64 LibreOffice_project/20$Build-2</meta:generator>
  </office:meta>
</office:document-meta>
</file>